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Money Stuff</text:p>
      <text:p text:style-name="Standard"><text:tab/>Money Stuff</text:p>
      <text:p text:style-name="Standard"><text:tab/>Money Stuff</text:p>
      <text:p text:style-name="Standard"><text:tab/>Money Stuff</text:p>
      <text:p text:style-name="Standard"><text:tab/>Money Stuff</text:p>
      <text:p text:style-name="Standard"><text:tab/>Money Stuff</text:p>
      <text:p text:style-name="Standard"><text:tab/>Money Stuff</text:p>
      <text:p text:style-name="Standard"><text:tab/>Money Stuff</text:p>
      <text:p text:style-name="Standard"><text:tab/>$$$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evin Seibel</meta:initial-creator>
    <meta:creation-date>2018-08-23T08:47:45.29</meta:creation-date>
    <dc:date>2018-08-24T08:14:33.41</dc:date>
    <dc:creator>Nevin Seibel</dc:creator>
    <meta:editing-duration>PT1M15S</meta:editing-duration>
    <meta:editing-cycles>1</meta:editing-cycles>
    <meta:generator>OpenOffice/4.1.5$Win32 OpenOffice.org_project/415m1$Build-9789</meta:generator>
    <meta:document-statistic meta:table-count="0" meta:image-count="0" meta:object-count="0" meta:page-count="1" meta:paragraph-count="9" meta:word-count="17" meta:character-count="100"/>
  </office:meta>
</office:document-meta>
</file>